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4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5) rotate (-2.1556561591382) translate (4.162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39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6.8688736382087cm 7.214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0:57.394000000</dc:date>
    <meta:editing-duration>PT3M5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